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ScopeNamespaceSupport.getScopeForContext( in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leScopeNamespaceSupport.getPrefix( String uri , in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ScopeNamespaceSupport.MultipleScopeNamespaceSupport( Namespac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leScopeNamespaceSuppor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ScopeNamespaceSupport.getPrefix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ScopeNamespaceSupport.getAllPrefix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ultipleScopeNamespaceSupport.MultipleScopeNamespace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leScopeNamespaceSupport.getURI( String prefix , int start , int e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pleScopeNamespaceSupport.pushSco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pleScopeNamespaceSupport.getURI( String prefix , in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ScopeNamespaceSupport.pop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ScopeNamespaceSupport.getPrefix( String uri , int start , int en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pleScopeNamespaceSupport.get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